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ctica" svg:font-family="Hectic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ctica" officeooo:rsid="001095e6" officeooo:paragraph-rsid="001095e6"/>
    </style:style>
    <style:style style:name="P2" style:family="paragraph" style:parent-style-name="Standard">
      <style:text-properties style:font-name="Hectica" officeooo:rsid="001095e6" officeooo:paragraph-rsid="0010da88"/>
    </style:style>
    <style:style style:name="P3" style:family="paragraph" style:parent-style-name="Standard">
      <style:text-properties style:font-name="Hectica" officeooo:rsid="0010da88" officeooo:paragraph-rsid="0010da88"/>
    </style:style>
    <style:style style:name="P4" style:family="paragraph" style:parent-style-name="Standard">
      <style:text-properties style:font-name="Hectica" officeooo:rsid="0010da88" officeooo:paragraph-rsid="00129d59"/>
    </style:style>
    <style:style style:name="P5" style:family="paragraph" style:parent-style-name="Standard">
      <style:text-properties style:text-line-through-style="none" style:text-line-through-type="none" style:font-name="Hectica" style:text-underline-style="none" officeooo:rsid="0010da88" officeooo:paragraph-rsid="0010da88"/>
    </style:style>
    <style:style style:name="P6" style:family="paragraph" style:parent-style-name="Standard">
      <style:text-properties style:text-line-through-style="none" style:text-line-through-type="none" style:font-name="Hectica" style:text-underline-style="none" officeooo:rsid="00129d59" officeooo:paragraph-rsid="00129d59"/>
    </style:style>
    <style:style style:name="P7" style:family="paragraph" style:parent-style-name="Standard">
      <style:text-properties style:text-line-through-style="none" style:text-line-through-type="none" style:font-name="Hectica" officeooo:rsid="0013c14b" officeooo:paragraph-rsid="0013c14b"/>
    </style:style>
    <style:style style:name="P8" style:family="paragraph" style:parent-style-name="Standard">
      <style:text-properties style:text-line-through-style="none" style:text-line-through-type="none" style:font-name="Hectica" officeooo:rsid="0013c14b" officeooo:paragraph-rsid="0014e85d"/>
    </style:style>
    <style:style style:name="P9" style:family="paragraph" style:parent-style-name="Standard">
      <style:text-properties style:font-name="Hectica" officeooo:rsid="001095e6"/>
    </style:style>
    <style:style style:name="P10" style:family="paragraph" style:parent-style-name="Standard">
      <style:text-properties style:font-name="Hectica" officeooo:rsid="001095e6" officeooo:paragraph-rsid="001095e6"/>
    </style:style>
    <style:style style:name="P11" style:family="paragraph" style:parent-style-name="Standard">
      <style:text-properties style:font-name="Hectica" officeooo:rsid="0010da88" officeooo:paragraph-rsid="0010da88"/>
    </style:style>
    <style:style style:name="P12" style:family="paragraph" style:parent-style-name="Standard">
      <style:text-properties style:text-line-through-style="none" style:text-line-through-type="none" style:font-name="Hectica" officeooo:rsid="0014e85d" officeooo:paragraph-rsid="0014e85d"/>
    </style:style>
    <style:style style:name="P13" style:family="paragraph" style:parent-style-name="Standard">
      <style:text-properties style:text-line-through-style="none" style:text-line-through-type="none" style:font-name="Hectica" officeooo:rsid="0014e85d" officeooo:paragraph-rsid="0013c14b"/>
    </style:style>
    <style:style style:name="P14" style:family="paragraph" style:parent-style-name="Standard">
      <style:text-properties style:text-line-through-style="none" style:text-line-through-type="none" style:font-name="Hectica" officeooo:rsid="0014e85d" officeooo:paragraph-rsid="0015405a"/>
    </style:style>
    <style:style style:name="P15" style:family="paragraph" style:parent-style-name="Standard">
      <style:text-properties style:text-line-through-style="none" style:text-line-through-type="none" style:font-name="Hectica" officeooo:rsid="0013c14b" officeooo:paragraph-rsid="0015405a"/>
    </style:style>
    <style:style style:name="P16" style:family="paragraph" style:parent-style-name="Standard">
      <style:text-properties style:text-line-through-style="none" style:text-line-through-type="none" style:font-name="Hectica" style:text-underline-style="none" officeooo:rsid="00129d59" officeooo:paragraph-rsid="00129d59"/>
    </style:style>
    <style:style style:name="P17" style:family="paragraph" style:parent-style-name="Standard">
      <style:text-properties style:text-line-through-style="none" style:text-line-through-type="none" style:font-name="Hectica" style:text-underline-style="none" officeooo:rsid="00129d59" officeooo:paragraph-rsid="0015875f"/>
    </style:style>
    <style:style style:name="T1" style:family="text">
      <style:text-properties officeooo:rsid="0010da88"/>
    </style:style>
    <style:style style:name="T2" style:family="text">
      <style:text-properties officeooo:rsid="00129d59"/>
    </style:style>
    <style:style style:name="T3" style:family="text">
      <style:text-properties officeooo:rsid="0013c14b"/>
    </style:style>
    <style:style style:name="T4" style:family="text">
      <style:text-properties officeooo:rsid="0014e85d"/>
    </style:style>
    <style:style style:name="T5" style:family="text">
      <style:text-properties officeooo:rsid="0015405a"/>
    </style:style>
    <style:style style:name="T6" style:family="text">
      <style:text-properties officeooo:rsid="001587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star Endereço</text:p>
      <text:p text:style-name="P1">Ator: Locador</text:p>
      <text:p text:style-name="P1">Pré-condições: cadastrado no aplicativo</text:p>
      <text:p text:style-name="P1">Fluxo:</text:p>
      <text:p text:style-name="P1">-Locador cria novo imóvel com características (endereço, número de quartos,etc.)</text:p>
      <text:p text:style-name="P1">-Locador adiciona imóvel a lista de possíveis aluguéis</text:p>
      <text:p text:style-name="P3">Pós-condição: aluguel do imóvel</text:p>
      <text:p text:style-name="P1"/>
      <text:p text:style-name="P1">Confirmar Locação</text:p>
      <text:p text:style-name="P1">Ator: Locador</text:p>
      <text:p text:style-name="P1">Pré-condições: ser contatado por um locatário para aluguel</text:p>
      <text:p text:style-name="P1">Fluxo:</text:p>
      <text:p text:style-name="P1">-Locador recebe notificação de aluguel</text:p>
      <text:p text:style-name="P1">-Locador confirma ou não aluguel do imóvel</text:p>
      <text:p text:style-name="P15">Fluxo <text:span text:style-name="T5">alternativo</text:span>:</text:p>
      <text:p text:style-name="P15">-Locador/locatário clica no seu perfil</text:p>
      <text:p text:style-name="P15">-Locador/locatário clica em “Ajuda”</text:p>
      <text:p text:style-name="P15">- Locador/locatário procura na sessão de FQ (perguntas mais frequentes) para ver se suas perguntas podem ser respondidas.</text:p>
      <text:p text:style-name="P15">-Caso a sessão não ajude, o locador/locatário pode clicar na reserva (caso seja a dúvida), <text:span text:style-name="T4">reservar ou hospedar</text:span></text:p>
      <text:p text:style-name="P15">-<text:span text:style-name="T4">Caso o contato ainda seja necessário o l</text:span>ocador/locatário <text:span text:style-name="T4">clica em “Contatar AirBNB” e manda um e-mail, ou telefona</text:span></text:p>
      <text:p text:style-name="P14">-E-mail/telefone é respondido por um funcionário da AirBNB</text:p>
      <text:p text:style-name="P3">Pós-condição: não há</text:p>
      <text:p text:style-name="P1"/>
      <text:p text:style-name="P1">Fazer busca</text:p>
      <text:p text:style-name="P1">Ator: Locatário</text:p>
      <text:p text:style-name="P1">Pré-condições: possuir o aplicativo</text:p>
      <text:p text:style-name="P1">Fluxo:</text:p>
      <text:p text:style-name="P1">-Locatário digita na área de pesquisa o nome da cidade na qual procura imóvel</text:p>
      <text:p text:style-name="P3">Pós-condição: não há</text:p>
      <text:p text:style-name="P1"/>
      <text:p text:style-name="P1">Alugar residência</text:p>
      <text:p text:style-name="P1">Ator: Locatário</text:p>
      <text:p text:style-name="P1">Pré-condições: cadastro no aplicativo</text:p>
      <text:p text:style-name="P1">Fluxo:</text:p>
      <text:p text:style-name="P1">-Locatário seleciona o imóvel (residência) que deseja alugar e por quanto tempo</text:p>
      <text:p text:style-name="P1">-<text:span text:style-name="T3">Locatário informa forma preferida de pagamento</text:span></text:p>
      <text:p text:style-name="P1">-Caso seja aprovado pelo locador, locatário pode ficar no imóvel</text:p>
      <text:p text:style-name="P3">Pós-condição: pagamento</text:p>
      <text:p text:style-name="P3"/>
      <text:p text:style-name="P1">Fazer Lista de Desejo</text:p>
      <text:p text:style-name="P1">Ator: Locatário</text:p>
      <text:p text:style-name="P1">Pré-condições: cadastro no aplicativo</text:p>
      <text:p text:style-name="P1">Fluxo:</text:p>
      <text:p text:style-name="P1">-Locatário digita cidade de pesquisa na área de busca</text:p>
      <text:p text:style-name="P2">-Locatário <text:span text:style-name="T1">clica no coração na parte de cima do imóvel de aluguel que deseja</text:span></text:p>
      <text:p text:style-name="P3">Pós-condição: não há</text:p>
      <text:p text:style-name="P2"/>
      <text:p text:style-name="P3"><text:soft-page-break/>Comunicar</text:p>
      <text:p text:style-name="P3">Atores: Locador, Locatário</text:p>
      <text:p text:style-name="P3">Pré-condições: não há</text:p>
      <text:p text:style-name="P4">Fluxo:</text:p>
      <text:p text:style-name="P4">-<text:span text:style-name="T2">Locatário se introduz quando pede para reservar o local</text:span></text:p>
      <text:p text:style-name="P4"><text:span text:style-name="T2">Fluxo alternativo:</text:span> </text:p>
      <text:p text:style-name="P3">-Locatário/locador clica no perfil do locador/locatário</text:p>
      <text:p text:style-name="P5">-Locatário/locador clica no chat</text:p>
      <text:p text:style-name="P5">Pós-condição: não há</text:p>
      <text:p text:style-name="P5"/>
      <text:p text:style-name="P6"><text:span text:style-name="T5">Verificar</text:span> identidade</text:p>
      <text:p text:style-name="P6">Atores: Locatário, Locador</text:p>
      <text:p text:style-name="P6">Pré-condições: cadastro no aplicativo</text:p>
      <text:p text:style-name="P6">Fluxo:</text:p>
      <text:p text:style-name="P6">-Locatário/locador escaneia a carteira de habilitação ou passaporte</text:p>
      <text:p text:style-name="P6">-Locatário/locador conecta sua ID do AirBNB com uma rede social como Facebook, Google ou LinkedIn</text:p>
      <text:p text:style-name="P6">Pós-condição: ID classificada como verificada</text:p>
      <text:p text:style-name="P6"/>
      <text:p text:style-name="P6">Efetuar Pagamento</text:p>
      <text:p text:style-name="P6">Atores: Locador, Locatário, <text:span text:style-name="T6">Cartão de crédito e outros</text:span></text:p>
      <text:p text:style-name="P6">Pré-condições: ter pedido reserva</text:p>
      <text:p text:style-name="P6">Fluxo:</text:p>
      <text:p text:style-name="P6">-Locatário informa forma de pagamento antes de ser aprovado para reserva</text:p>
      <text:p text:style-name="P17">-<text:span text:style-name="T6">Sistema de cartão de crédito e outros confirma disponibilidade de pagamento</text:span></text:p>
      <text:p text:style-name="P6">-Locador confirma reserva efetuada</text:p>
      <text:p text:style-name="P6">-Locatário é cobrado pela reserva</text:p>
      <text:p text:style-name="P17">--<text:span text:style-name="T6">Sistema de cartão de crédito efetua cobrança</text:span></text:p>
      <text:p text:style-name="P6">Pós-condição: não há</text:p>
      <text:p text:style-name="P7"/>
      <text:p text:style-name="P7">Comunicação sobre o App</text:p>
      <text:p text:style-name="P7">Atores: Locatário, Locador, Funcionário AirBNB</text:p>
      <text:p text:style-name="P7">Pré-condições: cadastro no aplicativo</text:p>
      <text:p text:style-name="P13"/>
      <text:p text:style-name="P12"><text:s/></text:p>
      <text:p text:style-name="P7">Luiza Ávi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ctica" svg:font-family="Hectic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09:52.387000000</meta:creation-date>
    <dc:date>2019-03-14T09:55:25.261000000</dc:date>
    <meta:editing-duration>PT48M50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73" meta:word-count="376" meta:character-count="2659" meta:non-whitespace-character-count="2354"/>
  </office:meta>
</office:document-meta>
</file>